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44pt"/>
    </style:style>
    <style:style style:name="co2" style:family="table-column">
      <style:table-column-properties fo:break-before="auto" style:column-width="53.6pt"/>
    </style:style>
    <style:style style:name="co3" style:family="table-column">
      <style:table-column-properties fo:break-before="auto" style:column-width="537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37.11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gnif_aranCPE_g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.adjust</text:p>
          </table:table-cell>
          <table:table-cell table:style-name="ce1" office:value-type="string" calcext:value-type="string">
            <text:p>symbols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GO_CELLULAR_RESPONSE_TO_ZINC_ION</text:p>
          </table:table-cell>
          <table:table-cell table:style-name="ce2" office:value-type="float" office:value="0.00013916799739573" calcext:value-type="float">
            <text:p>0.000139167997396</text:p>
          </table:table-cell>
          <table:table-cell table:style-name="ce2" office:value-type="string" calcext:value-type="string">
            <text:p>MT2A,MT1E,MT1M,MT1F,MT1G,MT1X,MT1A,MT1H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CALCIUM_DEPENDENT_CELL_CELL_ADHESION_VIA_PLASMA_MEMBRANE_CELL_ADHESION_MOLECULES</text:p>
          </table:table-cell>
          <table:table-cell table:style-name="ce2" office:value-type="float" office:value="0.00013916799739573" calcext:value-type="float">
            <text:p>0.000139167997396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CADMIUM_ION</text:p>
          </table:table-cell>
          <table:table-cell table:style-name="ce2" office:value-type="float" office:value="0.00385936026854547" calcext:value-type="float">
            <text:p>0.003859360268545</text:p>
          </table:table-cell>
          <table:table-cell table:style-name="ce2" office:value-type="string" calcext:value-type="string">
            <text:p>MT1E,MT1F,MT1G,MT1X,MT1A,MT1H,AKR1C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KERATINIZATION</text:p>
          </table:table-cell>
          <table:table-cell table:style-name="ce2" office:value-type="float" office:value="0.0104313049380999" calcext:value-type="float">
            <text:p>0.0104313049381</text:p>
          </table:table-cell>
          <table:table-cell table:style-name="ce2" office:value-type="string" calcext:value-type="string">
            <text:p>SHARPIN,SPRR1B,SPRR2D,SPRR2A,KRT16,KRT17,SPRR3,PPL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HOMOPHILIC_CELL_ADHESION_VIA_PLASMA_MEMBRANE_ADHESION_MOLECULES</text:p>
          </table:table-cell>
          <table:table-cell table:style-name="ce2" office:value-type="float" office:value="0.0328072392212874" calcext:value-type="float">
            <text:p>0.032807239221287</text:p>
          </table:table-cell>
          <table:table-cell table:style-name="ce2" office:value-type="string" calcext:value-type="string">
            <text:p>AMIGO1,PCDHB16,PCDHB9,PCDHB10,PCDHB11,PCDHB12,PCDHB13,PCDHB14,PCDHB15,ESAM,PCDHB2,PCDHB4,PCDHB5,PCDHB6,PCDHB7,CADM3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RESPONSE_TO_TRANSITION_METAL_NANOPARTICLE</text:p>
          </table:table-cell>
          <table:table-cell table:style-name="ce2" office:value-type="float" office:value="0.0328072392212874" calcext:value-type="float">
            <text:p>0.032807239221287</text:p>
          </table:table-cell>
          <table:table-cell table:style-name="ce2" office:value-type="string" calcext:value-type="string">
            <text:p>MT2A,MT1E,MT1M,MT1F,MT1G,MT1X,CCNE1,S100A13,ARSB,HFE,SORD,MT1A,MT1H,BAD,KRT14,ATP5D,C1QA,LOXL2,ACP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SYNAPSE_ASSEMBLY</text:p>
          </table:table-cell>
          <table:table-cell table:style-name="ce2" office:value-type="float" office:value="0.0328072392212874" calcext:value-type="float">
            <text:p>0.032807239221287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EMBRYONIC_SKELETAL_SYSTEM_MORPHOGENESIS</text:p>
          </table:table-cell>
          <table:table-cell table:style-name="ce2" office:value-type="float" office:value="0.034865113466543" calcext:value-type="float">
            <text:p>0.034865113466543</text:p>
          </table:table-cell>
          <table:table-cell table:style-name="ce2" office:value-type="string" calcext:value-type="string">
            <text:p>TULP3,HOXD10,HOXD9,HOXD3,HOXD4,AXIN1,FUZ,SLC39A3,HOXA1,HOXA3,HOXA5,HOXA7,HOXA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RESPONSE_TO_ZINC_ION</text:p>
          </table:table-cell>
          <table:table-cell table:style-name="ce2" office:value-type="float" office:value="0.0475518115715052" calcext:value-type="float">
            <text:p>0.047551811571505</text:p>
          </table:table-cell>
          <table:table-cell table:style-name="ce2" office:value-type="string" calcext:value-type="string">
            <text:p>MT2A,MT1E,MT1M,MT1F,MT1G,MT1X,MT1A,MT1H,KRT14,ACP5</text:p>
          </table:table-cell>
          <table:table-cell table:number-columns-repeated="1021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6T22:48:59.796318666</dc:date>
    <meta:editing-duration>PT2M35S</meta:editing-duration>
    <meta:editing-cycles>1</meta:editing-cycles>
    <meta:document-statistic meta:table-count="1" meta:cell-count="30" meta:object-count="0"/>
    <meta:generator>LibreOffice/5.4.5.1$Linux_X86_64 LibreOffice_project/79c9829dd5d8054ec39a82dc51cd9eff340dbee8</meta:generator>
  </office:meta>
</office:document-meta>
</file>